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3968" officeooo:paragraph-rsid="000dc435"/>
    </style:style>
    <style:style style:name="P2" style:family="paragraph" style:parent-style-name="Standard">
      <style:text-properties style:font-name="Arial" officeooo:rsid="000b3968" officeooo:paragraph-rsid="0011fadb"/>
    </style:style>
    <style:style style:name="P3" style:family="paragraph" style:parent-style-name="Standard">
      <style:text-properties style:font-name="Arial" fo:font-size="10pt" officeooo:rsid="000dc435" officeooo:paragraph-rsid="000dc435" style:font-size-asian="10pt" style:font-size-complex="10pt"/>
    </style:style>
    <style:style style:name="P4" style:family="paragraph" style:parent-style-name="Standard">
      <style:text-properties style:font-name="Arial" fo:font-size="10pt" officeooo:rsid="0011fadb" officeooo:paragraph-rsid="0011fadb" style:font-size-asian="10pt" style:font-size-complex="10pt"/>
    </style:style>
    <style:style style:name="P5" style:family="paragraph" style:parent-style-name="Standard">
      <style:text-properties style:font-name="Arial" fo:font-size="10pt" fo:font-style="normal" officeooo:rsid="0011fadb" officeooo:paragraph-rsid="00083f58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Arial" fo:font-size="10pt" fo:font-style="normal" officeooo:rsid="0011fadb" officeooo:paragraph-rsid="0011fadb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Arial" officeooo:rsid="000dc435" officeooo:paragraph-rsid="000dc435"/>
    </style:style>
    <style:style style:name="P8" style:family="paragraph" style:parent-style-name="Standard">
      <style:text-properties style:font-name="Arial" fo:font-size="12pt" officeooo:rsid="0011fadb" officeooo:paragraph-rsid="0011fadb" style:font-size-asian="10.5pt" style:font-size-complex="12pt"/>
    </style:style>
    <style:style style:name="P9" style:family="paragraph" style:parent-style-name="Standard">
      <style:text-properties style:font-name="Arial" fo:font-size="12pt" fo:font-style="normal" officeooo:rsid="00083f58" officeooo:paragraph-rsid="00083f58" style:font-size-asian="10.5pt" style:font-style-asian="normal" style:font-size-complex="12pt" style:font-style-complex="normal"/>
    </style:style>
    <style:style style:name="P10" style:family="paragraph" style:parent-style-name="Standard">
      <style:text-properties style:font-name="Arial" fo:font-size="12pt" fo:font-style="normal" officeooo:rsid="00083f58" officeooo:paragraph-rsid="0011fadb" style:font-size-asian="10.5pt" style:font-style-asian="normal" style:font-size-complex="12pt" style:font-style-complex="normal"/>
    </style:style>
    <style:style style:name="P11" style:family="paragraph" style:parent-style-name="Standard">
      <style:text-properties style:font-name="Arial" officeooo:rsid="00083f58" officeooo:paragraph-rsid="00083f58"/>
    </style:style>
    <style:style style:name="P12" style:family="paragraph" style:parent-style-name="Standard">
      <style:text-properties style:font-name="Arial" fo:font-size="14pt" officeooo:rsid="00083f58" officeooo:paragraph-rsid="00083f58" style:font-size-asian="14pt" style:font-size-complex="14pt"/>
    </style:style>
    <style:style style:name="P13" style:family="paragraph" style:parent-style-name="Standard">
      <style:text-properties style:font-name="Arial" fo:font-size="14pt" officeooo:rsid="000b3968" officeooo:paragraph-rsid="0011fadb" style:font-size-asian="14pt" style:font-size-complex="14pt"/>
    </style:style>
    <style:style style:name="P14" style:family="paragraph" style:parent-style-name="Standard">
      <style:text-properties style:font-name="Arial" fo:font-size="14pt" fo:font-style="italic" officeooo:rsid="000b3968" officeooo:paragraph-rsid="0011fadb" style:font-size-asian="14pt" style:font-style-asian="italic" style:font-size-complex="14pt" style:font-style-complex="italic"/>
    </style:style>
    <style:style style:name="P15" style:family="paragraph" style:parent-style-name="Standard">
      <style:text-properties style:use-window-font-color="true" style:font-name="Arial" fo:font-size="12pt" officeooo:rsid="000dc435" officeooo:paragraph-rsid="000dc435" style:font-size-asian="10.5pt" style:font-size-complex="12pt"/>
    </style:style>
    <style:style style:name="P16" style:family="paragraph" style:parent-style-name="Standard">
      <style:text-properties style:use-window-font-color="true" style:font-name="Arial" fo:font-size="12pt" fo:font-weight="bold" officeooo:rsid="0011fadb" officeooo:paragraph-rsid="0011fadb" style:font-size-asian="12pt" style:font-weight-asian="bold" style:font-size-complex="12pt" style:font-weight-complex="bold"/>
    </style:style>
    <style:style style:name="P17" style:family="paragraph" style:parent-style-name="Standard">
      <style:text-properties style:use-window-font-color="true" style:font-name="Arial" fo:font-size="12pt" fo:font-weight="bold" officeooo:rsid="0011fadb" officeooo:paragraph-rsid="00143ccd" style:font-size-asian="12pt" style:font-weight-asian="bold" style:font-size-complex="12pt" style:font-weight-complex="bold"/>
    </style:style>
    <style:style style:name="P18" style:family="paragraph" style:parent-style-name="Standard">
      <style:text-properties style:use-window-font-color="true" style:font-name="Arial" fo:font-size="12pt" fo:font-style="normal" fo:font-weight="normal" officeooo:rsid="00149817" officeooo:paragraph-rsid="0014746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bold" officeooo:rsid="0014e1bb" officeooo:paragraph-rsid="001a3fef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bold" officeooo:rsid="001a3fef" officeooo:paragraph-rsid="002cf1a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use-window-font-color="true" style:font-name="Arial" fo:font-size="14pt" fo:font-weight="bold" officeooo:rsid="0011fadb" officeooo:paragraph-rsid="0011fadb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use-window-font-color="true" style:font-name="Arial" fo:font-size="14pt" fo:font-style="normal" fo:font-weight="bold" officeooo:rsid="00147468" officeooo:paragraph-rsid="00147468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use-window-font-color="true" style:font-name="Arial" fo:font-size="14pt" fo:font-style="normal" fo:font-weight="bold" officeooo:rsid="00149817" officeooo:paragraph-rsid="001a3fef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149817" officeooo:paragraph-rsid="0024f462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use-window-font-color="true" style:font-name="Arial" fo:font-size="14pt" fo:font-style="normal" fo:font-weight="bold" officeooo:rsid="00149817" officeooo:paragraph-rsid="0024f462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1a3fef" officeooo:paragraph-rsid="001a3fef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1a3fef" officeooo:paragraph-rsid="002fb623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style:use-window-font-color="true" style:font-name="Arial" fo:font-size="14pt" fo:font-style="normal" fo:font-weight="bold" officeooo:rsid="001df21b" officeooo:paragraph-rsid="001df21b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224418" officeooo:paragraph-rsid="002fb623" style:font-size-asian="12.25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23a0a9" officeooo:paragraph-rsid="0023a0a9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24ecb5" officeooo:paragraph-rsid="0024ecb5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24f462" officeooo:paragraph-rsid="0024f462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271743" officeooo:paragraph-rsid="00271743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style:use-window-font-color="true" style:font-name="Arial" fo:font-size="14pt" fo:font-style="normal" fo:font-weight="normal" officeooo:rsid="00149817" officeooo:paragraph-rsid="0017ae17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style:use-window-font-color="true" style:font-name="Arial" fo:font-size="14pt" fo:font-style="normal" fo:font-weight="normal" officeooo:rsid="00147468" officeooo:paragraph-rsid="001a3fef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style:use-window-font-color="true" style:font-name="Arial" fo:font-size="14pt" fo:font-style="normal" fo:font-weight="normal" officeooo:rsid="00147468" officeooo:paragraph-rsid="0024f462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1a3fef" officeooo:paragraph-rsid="001a3fef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style:use-window-font-color="true" style:font-name="Arial" fo:font-size="14pt" fo:font-style="normal" fo:font-weight="normal" officeooo:rsid="001670c9" officeooo:paragraph-rsid="001a3fe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1670c9" officeooo:paragraph-rsid="001a3fef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1670c9" officeooo:paragraph-rsid="00294279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23a0a9" officeooo:paragraph-rsid="0023a0a9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24ecb5" officeooo:paragraph-rsid="0023a0a9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24ecb5" officeooo:paragraph-rsid="0024ecb5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24f462" officeooo:paragraph-rsid="0024f462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271743" officeooo:paragraph-rsid="00271743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32f424" officeooo:paragraph-rsid="0032f424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use-window-font-color="true" style:font-name="Arial" fo:font-size="14pt" fo:font-style="italic" fo:font-weight="normal" officeooo:rsid="001670c9" officeooo:paragraph-rsid="001670c9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text-properties style:use-window-font-color="true" style:font-name="Arial" fo:font-size="14pt" fo:font-style="italic" fo:font-weight="normal" officeooo:rsid="001f8be0" officeooo:paragraph-rsid="001f8be0" style:font-size-asian="12.25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text-properties style:use-window-font-color="true" style:font-name="Arial" fo:font-size="14pt" fo:font-style="italic" fo:font-weight="normal" officeooo:rsid="001f8be0" officeooo:paragraph-rsid="0020bb81" style:font-size-asian="12.25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Arial" fo:font-size="14pt" fo:font-style="italic" fo:font-weight="normal" officeooo:rsid="001a3fef" officeooo:paragraph-rsid="001a3fef" style:font-size-asian="12.25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Arial" fo:font-size="14pt" fo:font-style="italic" fo:font-weight="bold" officeooo:rsid="0030fe94" officeooo:paragraph-rsid="001a3fef" style:font-size-asian="12.25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font-name="Arial" fo:font-size="14pt" fo:font-style="italic" fo:font-weight="bold" officeooo:rsid="0030fe94" officeooo:paragraph-rsid="0030fe94" style:font-size-asian="12.25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text-properties style:use-window-font-color="true" style:font-name="Arial" fo:font-size="10pt" fo:font-style="normal" fo:font-weight="normal" officeooo:rsid="00130709" officeooo:paragraph-rsid="00143ccd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use-window-font-color="true" style:font-name="Arial" fo:font-size="10pt" fo:font-style="normal" fo:font-weight="normal" officeooo:rsid="00147468" officeooo:paragraph-rsid="00143ccd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font-name="Arial" fo:font-size="16pt" fo:font-style="normal" fo:font-weight="bold" officeooo:rsid="001f8be0" officeooo:paragraph-rsid="001f8be0" style:font-size-asian="14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font-name="Arial" fo:font-size="16pt" fo:font-style="normal" fo:font-weight="bold" officeooo:rsid="001f8be0" officeooo:paragraph-rsid="0020bb81" style:font-size-asian="14pt" style:font-style-asian="normal" style:font-weight-asian="bold" style:font-size-complex="16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font-name="Arial" fo:font-size="16pt" fo:font-style="normal" fo:font-weight="bold" officeooo:rsid="0020bb81" officeooo:paragraph-rsid="0020bb81" style:font-size-asian="14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66ff66" style:font-name="Arial" fo:font-size="16pt" fo:font-style="normal" fo:font-weight="bold" officeooo:rsid="0014e1bb" officeooo:paragraph-rsid="0014e1bb" style:font-size-asian="14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66ff66" style:font-name="Arial" fo:font-size="16pt" fo:font-style="normal" fo:font-weight="bold" officeooo:rsid="0014e1bb" officeooo:paragraph-rsid="001a3fef" style:font-size-asian="14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66ff66" style:font-name="Arial" fo:font-size="16pt" fo:font-style="normal" fo:font-weight="bold" officeooo:rsid="0023a0a9" officeooo:paragraph-rsid="0023a0a9" style:font-size-asian="14pt" style:font-style-asian="normal" style:font-weight-asian="bold" style:font-size-complex="16pt" style:font-style-complex="normal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66ff66" style:font-name="Arial" fo:font-size="16pt" fo:font-style="normal" fo:font-weight="normal" officeooo:rsid="0017ae17" officeooo:paragraph-rsid="0017ae17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ff33ff" style:font-name="Arial" fo:font-size="14pt" fo:font-style="normal" fo:font-weight="normal" officeooo:rsid="00271743" officeooo:paragraph-rsid="00271743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ff33ff" style:font-name="Arial" fo:font-size="14pt" fo:font-style="normal" fo:font-weight="normal" officeooo:rsid="0032f424" officeooo:paragraph-rsid="0032f424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text-properties fo:color="#ff33ff" style:font-name="Arial" fo:font-size="14pt" fo:font-style="italic" fo:font-weight="normal" officeooo:rsid="001f8be0" officeooo:paragraph-rsid="0020bb81" style:font-size-asian="12.25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style:paragraph-properties fo:text-align="center" style:justify-single-word="false" fo:break-before="page"/>
      <style:text-properties fo:color="#66ff66" style:font-name="Arial" fo:font-size="16pt" fo:font-style="normal" fo:font-weight="bold" officeooo:rsid="0023a0a9" officeooo:paragraph-rsid="0023a0a9" style:font-size-asian="14pt" style:font-style-asian="normal" style:font-weight-asian="bold" style:font-size-complex="16pt" style:font-style-complex="normal" style:font-weight-complex="bold"/>
    </style:style>
    <style:style style:name="P66" style:family="paragraph" style:parent-style-name="Standard" style:list-style-name="L1">
      <style:text-properties style:font-name="Arial" fo:font-size="10pt" style:text-underline-style="solid" style:text-underline-width="auto" style:text-underline-color="font-color" officeooo:rsid="000bf4cf" officeooo:paragraph-rsid="000bf4cf" style:font-size-asian="10pt" style:font-size-complex="10pt"/>
    </style:style>
    <style:style style:name="P67" style:family="paragraph" style:parent-style-name="Standard" style:list-style-name="L3">
      <style:text-properties style:font-name="Arial" fo:font-size="10pt" style:text-underline-style="solid" style:text-underline-width="auto" style:text-underline-color="font-color" officeooo:rsid="000bf4cf" officeooo:paragraph-rsid="000bf4cf" style:font-size-asian="10pt" style:font-size-complex="10pt"/>
    </style:style>
    <style:style style:name="P68" style:family="paragraph" style:parent-style-name="Standard" style:list-style-name="L4">
      <style:text-properties style:font-name="Arial" fo:font-size="10pt" style:text-underline-style="solid" style:text-underline-width="auto" style:text-underline-color="font-color" officeooo:rsid="000bf4cf" officeooo:paragraph-rsid="000bf4cf" style:font-size-asian="10pt" style:font-size-complex="10pt"/>
    </style:style>
    <style:style style:name="P69" style:family="paragraph" style:parent-style-name="Standard" style:list-style-name="L5">
      <style:text-properties style:font-name="Arial" fo:font-size="10pt" style:text-underline-style="solid" style:text-underline-width="auto" style:text-underline-color="font-color" officeooo:rsid="000bf4cf" officeooo:paragraph-rsid="000bf4cf" style:font-size-asian="10pt" style:font-size-complex="10pt"/>
    </style:style>
    <style:style style:name="P70" style:family="paragraph" style:parent-style-name="Standard" style:list-style-name="L6">
      <style:text-properties style:font-name="Arial" fo:font-size="10pt" style:text-underline-style="solid" style:text-underline-width="auto" style:text-underline-color="font-color" fo:font-weight="normal" officeooo:rsid="000bf4cf" officeooo:paragraph-rsid="000bf4cf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Arial" fo:font-size="12pt" officeooo:rsid="000bf4cf" officeooo:paragraph-rsid="000bf4cf" style:font-size-asian="12pt" style:font-size-complex="12pt"/>
    </style:style>
    <style:style style:name="P72" style:family="paragraph" style:parent-style-name="Standard" style:list-style-name="L3">
      <style:text-properties style:font-name="Arial" fo:font-size="12pt" officeooo:rsid="000bf4cf" officeooo:paragraph-rsid="000bf4cf" style:font-size-asian="12pt" style:font-size-complex="12pt"/>
    </style:style>
    <style:style style:name="P73" style:family="paragraph" style:parent-style-name="Standard" style:list-style-name="L4">
      <style:text-properties style:font-name="Arial" fo:font-size="12pt" officeooo:rsid="000bf4cf" officeooo:paragraph-rsid="000bf4cf" style:font-size-asian="12pt" style:font-size-complex="12pt"/>
    </style:style>
    <style:style style:name="P74" style:family="paragraph" style:parent-style-name="Standard" style:list-style-name="L5">
      <style:text-properties style:font-name="Arial" fo:font-size="12pt" officeooo:rsid="000bf4cf" officeooo:paragraph-rsid="000bf4cf" style:font-size-asian="12pt" style:font-size-complex="12pt"/>
    </style:style>
    <style:style style:name="P75" style:family="paragraph" style:parent-style-name="Standard" style:list-style-name="L6">
      <style:text-properties style:font-name="Arial" fo:font-size="12pt" officeooo:rsid="000bf4cf" officeooo:paragraph-rsid="000bf4cf" style:font-size-asian="12pt" style:font-size-complex="12pt"/>
    </style:style>
    <style:style style:name="P76" style:family="paragraph" style:parent-style-name="Standard" style:list-style-name="L7">
      <style:text-properties style:font-name="Arial" fo:font-size="8pt" officeooo:rsid="000b3968" officeooo:paragraph-rsid="000b3968" style:font-size-asian="8pt" style:font-size-complex="8pt"/>
    </style:style>
    <style:style style:name="P77" style:family="paragraph" style:parent-style-name="Standard" style:list-style-name="L2">
      <style:text-properties fo:color="#cc0000" style:font-name="Arial" fo:font-size="8pt" officeooo:rsid="000b3968" officeooo:paragraph-rsid="000b3968" style:font-size-asian="8pt" style:font-size-complex="8pt"/>
    </style:style>
    <style:style style:name="P78" style:family="paragraph" style:parent-style-name="Standard" style:list-style-name="L2">
      <style:text-properties fo:color="#cc0000" style:font-name="Arial" fo:font-size="8pt" officeooo:rsid="000b3968" officeooo:paragraph-rsid="000dc435" style:font-size-asian="8pt" style:font-size-complex="8pt"/>
    </style:style>
    <style:style style:name="P79" style:family="paragraph" style:parent-style-name="Standard" style:list-style-name="L8">
      <style:text-properties fo:color="#cc0000" style:font-name="Arial" fo:font-size="8pt" officeooo:rsid="000dc435" officeooo:paragraph-rsid="000dc435" style:font-size-asian="8pt" style:font-size-complex="8pt"/>
    </style:style>
    <style:style style:name="P80" style:family="paragraph" style:parent-style-name="Standard" style:list-style-name="L2">
      <style:text-properties fo:color="#ff6600" style:font-name="Arial" fo:font-size="8pt" officeooo:rsid="000b3968" officeooo:paragraph-rsid="000b3968" style:font-size-asian="8pt" style:font-size-complex="8pt"/>
    </style:style>
    <style:style style:name="P81" style:family="paragraph" style:parent-style-name="Standard" style:list-style-name="L2">
      <style:text-properties fo:color="#ff6600" style:font-name="Arial" fo:font-size="8pt" officeooo:paragraph-rsid="000dc435" style:font-size-asian="8pt" style:font-size-complex="8pt"/>
    </style:style>
    <style:style style:name="P82" style:family="paragraph" style:parent-style-name="Standard" style:list-style-name="L8">
      <style:text-properties fo:color="#ff6600" style:font-name="Arial" fo:font-size="8pt" officeooo:rsid="000dc435" officeooo:paragraph-rsid="000dc435" style:font-size-asian="8pt" style:font-size-complex="8pt"/>
    </style:style>
    <style:style style:name="P83" style:family="paragraph" style:parent-style-name="Standard" style:list-style-name="L2">
      <style:text-properties fo:color="#ffff66" style:font-name="Arial" fo:font-size="8pt" officeooo:rsid="000b3968" officeooo:paragraph-rsid="000b3968" style:font-size-asian="8pt" style:font-size-complex="8pt"/>
    </style:style>
    <style:style style:name="P84" style:family="paragraph" style:parent-style-name="Standard" style:list-style-name="L8">
      <style:text-properties fo:color="#ffff66" style:font-name="Arial" fo:font-size="8pt" officeooo:rsid="000dc435" officeooo:paragraph-rsid="000dc435" style:font-size-asian="8pt" style:font-size-complex="8pt"/>
    </style:style>
    <style:style style:name="P85" style:family="paragraph" style:parent-style-name="Standard" style:list-style-name="L2">
      <style:text-properties fo:color="#0066cc" style:font-name="Arial" fo:font-size="8pt" officeooo:rsid="000b3968" officeooo:paragraph-rsid="000b3968" style:font-size-asian="8pt" style:font-size-complex="8pt"/>
    </style:style>
    <style:style style:name="P86" style:family="paragraph" style:parent-style-name="Standard" style:list-style-name="L8">
      <style:text-properties fo:color="#0066cc" style:font-name="Arial" fo:font-size="8pt" officeooo:rsid="000dc435" officeooo:paragraph-rsid="000dc435" style:font-size-asian="8pt" style:font-size-complex="8pt"/>
    </style:style>
    <style:style style:name="P87" style:family="paragraph" style:parent-style-name="Standard" style:list-style-name="L2">
      <style:text-properties fo:color="#00cc00" style:font-name="Arial" fo:font-size="8pt" officeooo:rsid="000b3968" officeooo:paragraph-rsid="000b3968" style:font-size-asian="8pt" style:font-size-complex="8pt"/>
    </style:style>
    <style:style style:name="P88" style:family="paragraph" style:parent-style-name="Standard" style:list-style-name="L8">
      <style:text-properties fo:color="#00cc00" style:font-name="Arial" fo:font-size="8pt" officeooo:rsid="000dc435" officeooo:paragraph-rsid="000dc435" fo:background-color="transparent" style:font-size-asian="8pt" style:font-size-complex="8pt"/>
    </style:style>
    <style:style style:name="P89" style:family="paragraph" style:parent-style-name="Standard" style:list-style-name="L9">
      <style:text-properties style:use-window-font-color="true" style:font-name="Arial" fo:font-size="10pt" fo:font-style="normal" fo:font-weight="normal" officeooo:rsid="00147468" officeooo:paragraph-rsid="00147468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 style:list-style-name="L10">
      <style:text-properties style:use-window-font-color="true" style:font-name="Arial" fo:font-size="10pt" fo:font-style="normal" fo:font-weight="normal" officeooo:rsid="001670c9" officeooo:paragraph-rsid="001670c9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 style:list-style-name="L10">
      <style:text-properties style:use-window-font-color="true" style:font-name="Arial" fo:font-size="10pt" fo:font-style="normal" fo:font-weight="normal" officeooo:rsid="001670c9" officeooo:paragraph-rsid="0017ae17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1a3fef" officeooo:paragraph-rsid="001a3fef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text-properties style:use-window-font-color="true" style:font-name="Arial" fo:font-size="14pt" fo:font-style="normal" fo:font-weight="normal" officeooo:rsid="00149817" officeooo:paragraph-rsid="0017ae17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1670c9" officeooo:paragraph-rsid="001a3fef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1670c9" officeooo:paragraph-rsid="00433701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1670c9" officeooo:paragraph-rsid="004d73c9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17ae17" officeooo:paragraph-rsid="0039a408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1859c0" officeooo:paragraph-rsid="003c08eb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text-properties style:use-window-font-color="true" style:font-name="Arial" fo:font-size="14pt" fo:font-style="normal" fo:font-weight="normal" officeooo:rsid="004eb039" officeooo:paragraph-rsid="004eb039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text-properties style:use-window-font-color="true" style:font-name="Arial" fo:font-size="14pt" fo:font-style="normal" fo:font-weight="bold" officeooo:rsid="00149817" officeooo:paragraph-rsid="0044ca44" style:font-size-asian="12.25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text-properties style:use-window-font-color="true" style:font-name="Arial" fo:font-size="14pt" fo:font-style="normal" fo:font-weight="bold" officeooo:rsid="00149817" officeooo:paragraph-rsid="004512c7" style:font-size-asian="12.25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text-properties style:use-window-font-color="true" style:font-name="Arial" fo:font-size="14pt" fo:font-style="normal" fo:font-weight="bold" officeooo:rsid="0034f4d3" officeooo:paragraph-rsid="00433701" style:font-size-asian="12.25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text-properties style:use-window-font-color="true" style:font-name="Arial" fo:font-size="14pt" fo:font-style="normal" fo:font-weight="bold" officeooo:rsid="0034f4d3" officeooo:paragraph-rsid="0044ca44" style:font-size-asian="12.25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376057" officeooo:paragraph-rsid="00376057" style:font-size-asian="12.25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376057" officeooo:paragraph-rsid="004a0e44" style:font-size-asian="12.25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1a3fef" officeooo:paragraph-rsid="00401ae1" style:font-size-asian="12.25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1a3fef" officeooo:paragraph-rsid="0044ca44" style:font-size-asian="12.25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224418" officeooo:paragraph-rsid="00294279" style:font-size-asian="12.25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style:use-window-font-color="true" style:font-name="Arial" fo:font-size="14pt" fo:font-style="italic" fo:font-weight="normal" officeooo:rsid="0032f424" officeooo:paragraph-rsid="0032f424" style:font-size-asian="12.25pt" style:font-style-asian="italic" style:font-weight-asian="normal" style:font-size-complex="14pt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use-window-font-color="true" style:font-name="Arial" fo:font-size="14pt" fo:font-style="italic" fo:font-weight="normal" officeooo:rsid="001a3fef" officeooo:paragraph-rsid="001a3fef" style:font-size-asian="12.25pt" style:font-style-asian="italic" style:font-weight-asian="normal" style:font-size-complex="14pt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use-window-font-color="true" style:font-name="Arial" fo:font-size="14pt" fo:font-style="italic" fo:font-weight="bold" officeooo:rsid="001f8be0" officeooo:paragraph-rsid="00401ae1" style:font-size-asian="12.25pt" style:font-style-asian="italic" style:font-weight-asian="bold" style:font-size-complex="14pt" style:font-style-complex="italic" style:font-weight-complex="bold"/>
    </style:style>
    <style:style style:name="P112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1f2afa" officeooo:paragraph-rsid="0043098a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147468" officeooo:paragraph-rsid="00149817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147468" officeooo:paragraph-rsid="0039a408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1859c0" officeooo:paragraph-rsid="003c08eb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bold" officeooo:rsid="00224418" officeooo:paragraph-rsid="00294279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bold" officeooo:rsid="0020c27d" officeooo:paragraph-rsid="00433701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bold" officeooo:rsid="0020c27d" officeooo:paragraph-rsid="004d73c9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style:use-window-font-color="true" style:font-name="Arial" fo:font-size="12pt" fo:font-style="italic" fo:font-weight="normal" officeooo:rsid="0017ae17" officeooo:paragraph-rsid="003c08eb" style:font-size-asian="12pt" style:font-style-asian="italic" style:font-weight-asian="normal" style:font-size-complex="12pt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use-window-font-color="true" style:font-name="Arial" fo:font-size="16pt" fo:font-style="normal" fo:font-weight="bold" officeooo:rsid="0020c27d" officeooo:paragraph-rsid="00433701" style:font-size-asian="14pt" style:font-style-asian="normal" style:font-weight-asian="bold" style:font-size-complex="16pt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style:use-window-font-color="true" style:font-name="Arial" fo:font-size="16pt" fo:font-style="normal" fo:font-weight="bold" officeooo:rsid="0020c27d" officeooo:paragraph-rsid="004d73c9" style:font-size-asian="14pt" style:font-style-asian="normal" style:font-weight-asian="bold" style:font-size-complex="16pt" style:font-style-complex="normal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ff33ff" style:font-name="Arial" fo:font-size="14pt" fo:font-style="normal" fo:font-weight="normal" officeooo:rsid="001859c0" officeooo:paragraph-rsid="003c08eb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ff33ff" style:font-name="Arial" fo:font-size="14pt" fo:font-style="normal" fo:font-weight="bold" officeooo:rsid="001a3fef" officeooo:paragraph-rsid="001a3fef" style:font-size-asian="12.25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ff33ff" style:font-name="Arial" fo:font-size="14pt" fo:font-style="normal" fo:font-weight="bold" officeooo:rsid="001a3fef" officeooo:paragraph-rsid="0043098a" style:font-size-asian="12.25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ff33ff" style:font-name="Arial" fo:font-size="12pt" fo:font-style="normal" fo:font-weight="bold" officeooo:rsid="001a3fef" officeooo:paragraph-rsid="0043098a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text-properties fo:color="#ff33ff" style:text-outline="true" style:text-line-through-style="solid" style:text-line-through-type="single" style:text-position="0% 100%" style:font-name="Arial" fo:font-size="14pt" fo:font-style="italic" fo:text-shadow="1pt 1pt" style:text-underline-style="solid" style:text-underline-width="auto" style:text-underline-color="font-color" fo:font-weight="bold" officeooo:rsid="004eb039" officeooo:paragraph-rsid="004eb039" style:font-size-asian="12.25pt" style:font-style-asian="italic" style:font-weight-asian="bold" style:font-size-complex="14pt" style:font-style-complex="italic" style:font-weight-complex="bold"/>
    </style:style>
    <style:style style:name="P127" style:family="paragraph" style:parent-style-name="Standard">
      <style:paragraph-properties fo:text-align="center" style:justify-single-word="false" fo:break-before="page"/>
      <style:text-properties fo:color="#66ff66" style:font-name="Arial" fo:font-size="16pt" fo:font-style="normal" fo:font-weight="bold" officeooo:rsid="001a3fef" officeooo:paragraph-rsid="001a3fef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b3968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a3fef" style:font-size-asian="10.5pt" style:font-size-complex="12pt"/>
    </style:style>
    <style:style style:name="T4" style:family="text">
      <style:text-properties fo:font-size="12pt" officeooo:rsid="003c08eb" style:font-size-asian="10.5pt" style:font-size-complex="12pt"/>
    </style:style>
    <style:style style:name="T5" style:family="text">
      <style:text-properties fo:font-size="12pt" officeooo:rsid="003d0729" style:font-size-asian="10.5pt" style:font-size-complex="12pt"/>
    </style:style>
    <style:style style:name="T6" style:family="text">
      <style:text-properties fo:font-size="12pt" officeooo:rsid="003eab05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fda87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4ecb5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4f462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8c728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401ae1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19710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4512c7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401ae1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f2afa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fad9a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433701" style:font-size-asian="12pt" style:font-weight-asian="normal" style:font-size-complex="12pt" style:font-weight-complex="normal"/>
    </style:style>
    <style:style style:name="T19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italic" fo:font-weight="normal" officeooo:rsid="0024ecb5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fo:font-weight="normal" officeooo:rsid="00401ae1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ize="12pt" fo:font-style="italic" style:text-underline-style="none" fo:font-weight="normal" officeooo:rsid="001fda87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officeooo:rsid="001a3fef" style:font-size-asian="10.5pt" style:font-style-asian="italic" style:font-size-complex="12pt" style:font-style-complex="italic"/>
    </style:style>
    <style:style style:name="T25" style:family="text">
      <style:text-properties fo:font-size="12pt" fo:font-style="italic" officeooo:rsid="003d0729" style:font-size-asian="10.5pt" style:font-style-asian="italic" style:font-size-complex="12pt" style:font-style-complex="italic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3a3ac1" style:font-size-asian="12pt" style:font-size-complex="12pt"/>
    </style:style>
    <style:style style:name="T28" style:family="text">
      <style:text-properties fo:font-size="12pt" style:text-underline-style="none" fo:font-weight="normal" officeooo:rsid="001fda87" style:font-size-asian="10.5pt" style:font-weight-asian="normal" style:font-size-complex="12pt" style:font-weight-complex="normal"/>
    </style:style>
    <style:style style:name="T29" style:family="text">
      <style:text-properties fo:font-size="12pt" fo:font-style="normal" fo:font-weight="normal" officeooo:rsid="00401ae1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0dc435" style:font-size-asian="10pt" style:font-size-complex="10pt"/>
    </style:style>
    <style:style style:name="T32" style:family="text">
      <style:text-properties fo:font-size="10pt" officeooo:rsid="0011fadb" style:font-size-asian="10pt" style:font-size-complex="10pt"/>
    </style:style>
    <style:style style:name="T33" style:family="text">
      <style:text-properties fo:font-size="10pt" fo:font-style="normal" fo:font-weight="normal" officeooo:rsid="00130709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147468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cc00" fo:background-color="transparent" loext:char-shading-value="0"/>
    </style:style>
    <style:style style:name="T36" style:family="text">
      <style:text-properties fo:color="#ffff66" fo:font-size="10pt" officeooo:rsid="000dc435" style:font-size-asian="10pt" style:font-size-complex="10pt"/>
    </style:style>
    <style:style style:name="T37" style:family="text">
      <style:text-properties fo:color="#ff6600"/>
    </style:style>
    <style:style style:name="T38" style:family="text">
      <style:text-properties fo:language="en" fo:country="US"/>
    </style:style>
    <style:style style:name="T39" style:family="text">
      <style:text-properties fo:color="#cc0000"/>
    </style:style>
    <style:style style:name="T40" style:family="text">
      <style:text-properties fo:color="#0066c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3c08eb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0b3968" style:font-style-asian="italic" style:font-style-complex="italic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0b3968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130709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17ae17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149817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1a3fef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1b2558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1bfda3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1df21b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1f2afa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1f8be0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20bb81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24f462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28b14a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2c6b95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2fb623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43098a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433701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224418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44ca44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4512c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494dc5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4d73c9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23a0a9" style:font-size-asian="14pt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1df21b" style:font-size-asian="14pt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401ae1" style:font-size-asian="14pt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1df21b" style:font-weight-asian="normal" style:font-weight-complex="normal"/>
    </style:style>
    <style:style style:name="T74" style:family="text">
      <style:text-properties fo:font-weight="normal" officeooo:rsid="001f2afa" style:font-weight-asian="normal" style:font-weight-complex="normal"/>
    </style:style>
    <style:style style:name="T75" style:family="text">
      <style:text-properties fo:font-weight="normal" officeooo:rsid="001670c9" style:font-weight-asian="normal" style:font-weight-complex="normal"/>
    </style:style>
    <style:style style:name="T76" style:family="text">
      <style:text-properties fo:font-weight="normal" officeooo:rsid="0020bb81" style:font-weight-asian="normal" style:font-weight-complex="normal"/>
    </style:style>
    <style:style style:name="T77" style:family="text">
      <style:text-properties fo:font-weight="normal" officeooo:rsid="0020e393" style:font-weight-asian="normal" style:font-weight-complex="normal"/>
    </style:style>
    <style:style style:name="T78" style:family="text">
      <style:text-properties fo:font-weight="normal" officeooo:rsid="002c6b95" style:font-weight-asian="normal" style:font-weight-complex="normal"/>
    </style:style>
    <style:style style:name="T79" style:family="text">
      <style:text-properties fo:font-weight="normal" officeooo:rsid="002cf1ad" style:font-weight-asian="normal" style:font-weight-complex="normal"/>
    </style:style>
    <style:style style:name="T80" style:family="text">
      <style:text-properties fo:font-weight="normal" officeooo:rsid="002eaa1a" style:font-weight-asian="normal" style:font-weight-complex="normal"/>
    </style:style>
    <style:style style:name="T81" style:family="text">
      <style:text-properties fo:font-weight="normal" officeooo:rsid="002fad9a" style:font-weight-asian="normal" style:font-weight-complex="normal"/>
    </style:style>
    <style:style style:name="T82" style:family="text">
      <style:text-properties fo:font-weight="normal" officeooo:rsid="002fb623" style:font-weight-asian="normal" style:font-weight-complex="normal"/>
    </style:style>
    <style:style style:name="T83" style:family="text">
      <style:text-properties fo:font-weight="normal" officeooo:rsid="0043098a" style:font-weight-asian="normal" style:font-weight-complex="normal"/>
    </style:style>
    <style:style style:name="T84" style:family="text">
      <style:text-properties fo:font-weight="normal" officeooo:rsid="00433701" style:font-weight-asian="normal" style:font-weight-complex="normal"/>
    </style:style>
    <style:style style:name="T85" style:family="text">
      <style:text-properties fo:font-weight="normal" officeooo:rsid="0044ca44" style:font-weight-asian="normal" style:font-weight-complex="normal"/>
    </style:style>
    <style:style style:name="T86" style:family="text">
      <style:text-properties fo:font-weight="normal" officeooo:rsid="0046f8b5" style:font-weight-asian="normal" style:font-weight-complex="normal"/>
    </style:style>
    <style:style style:name="T87" style:family="text">
      <style:text-properties fo:font-weight="normal" officeooo:rsid="004c7b45" style:font-weight-asian="normal" style:font-weight-complex="normal"/>
    </style:style>
    <style:style style:name="T88" style:family="text">
      <style:text-properties fo:font-weight="normal" officeooo:rsid="004d73c9" style:font-weight-asian="normal" style:font-weight-complex="normal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fo:font-style="italic" style:font-size-asian="14pt" style:font-style-asian="italic" style:font-size-complex="14pt" style:font-style-complex="italic"/>
    </style:style>
    <style:style style:name="T91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size="14pt" fo:font-style="italic" fo:font-weight="normal" officeooo:rsid="001f8be0" style:font-size-asian="12.25pt" style:font-style-asian="italic" style:font-weight-asian="normal" style:font-size-complex="14pt" style:font-style-complex="italic" style:font-weight-complex="normal"/>
    </style:style>
    <style:style style:name="T93" style:family="text">
      <style:text-properties fo:font-size="14pt" fo:font-style="italic" fo:font-weight="normal" officeooo:rsid="00433701" style:font-size-asian="12.25pt" style:font-style-asian="italic" style:font-weight-asian="normal" style:font-size-complex="14pt" style:font-style-complex="italic" style:font-weight-complex="normal"/>
    </style:style>
    <style:style style:name="T94" style:family="text">
      <style:text-properties fo:font-size="14pt" fo:font-weight="normal" style:font-size-asian="12.25pt" style:font-weight-asian="normal" style:font-size-complex="14pt" style:font-weight-complex="normal"/>
    </style:style>
    <style:style style:name="T95" style:family="text">
      <style:text-properties fo:font-size="14pt" style:font-size-asian="12.25pt" style:font-size-complex="14pt"/>
    </style:style>
    <style:style style:name="T96" style:family="text">
      <style:text-properties fo:font-size="14pt" officeooo:rsid="001670c9" style:font-size-asian="12.25pt" style:font-size-complex="14pt"/>
    </style:style>
    <style:style style:name="T97" style:family="text">
      <style:text-properties fo:font-size="14pt" officeooo:rsid="001f8be0" style:font-size-asian="12.25pt" style:font-size-complex="14pt"/>
    </style:style>
    <style:style style:name="T98" style:family="text">
      <style:text-properties fo:font-size="14pt" officeooo:rsid="00433701" style:font-size-asian="12.25pt" style:font-size-complex="14pt"/>
    </style:style>
    <style:style style:name="T99" style:family="text">
      <style:text-properties fo:font-size="14pt" officeooo:rsid="004d73c9" style:font-size-asian="12.25pt" style:font-size-complex="14pt"/>
    </style:style>
    <style:style style:name="T100" style:family="text">
      <style:text-properties officeooo:rsid="0011fadb"/>
    </style:style>
    <style:style style:name="T1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130709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147468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1a3fef" style:font-size-asian="14pt" style:font-style-asian="normal" style:font-weight-asian="normal" style:font-style-complex="normal" style:font-weight-complex="normal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7" style:family="text">
      <style:text-properties style:use-window-font-color="true" style:font-name="Arial" fo:font-size="14pt" fo:font-style="normal" fo:font-weight="normal" officeooo:rsid="001670c9" style:font-size-asian="12.25pt" style:font-style-asian="normal" style:font-weight-asian="normal" style:font-size-complex="14pt" style:font-style-complex="normal" style:font-weight-complex="normal"/>
    </style:style>
    <style:style style:name="T108" style:family="text">
      <style:text-properties style:use-window-font-color="true" style:font-name="Arial" fo:font-size="14pt" fo:font-style="normal" fo:font-weight="bold" officeooo:rsid="001a3fef" style:font-size-asian="12.25pt" style:font-style-asian="normal" style:font-weight-asian="bold" style:font-size-complex="14pt" style:font-style-complex="normal" style:font-weight-complex="bold"/>
    </style:style>
    <style:style style:name="T109" style:family="text">
      <style:text-properties style:use-window-font-color="true" style:font-name="Arial" fo:font-size="12pt" fo:font-style="normal" fo:font-weight="normal" officeooo:rsid="001f2afa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use-window-font-color="true" style:font-name="Arial" fo:font-size="12pt" fo:font-weight="normal" officeooo:rsid="00147468" style:font-size-asian="10.5pt" style:font-weight-asian="normal" style:font-size-complex="12pt" style:font-weight-complex="normal"/>
    </style:style>
    <style:style style:name="T111" style:family="text">
      <style:text-properties officeooo:rsid="001a3fef"/>
    </style:style>
    <style:style style:name="T112" style:family="text">
      <style:text-properties officeooo:rsid="001df21b"/>
    </style:style>
    <style:style style:name="T113" style:family="text">
      <style:text-properties officeooo:rsid="0024f462"/>
    </style:style>
    <style:style style:name="T114" style:family="text">
      <style:text-properties style:font-size-asian="14pt"/>
    </style:style>
    <style:style style:name="T115" style:family="text">
      <style:text-properties officeooo:rsid="00401ae1" style:font-size-asian="14pt"/>
    </style:style>
    <style:style style:name="T116" style:family="text">
      <style:text-properties officeooo:rsid="002fb623"/>
    </style:style>
    <style:style style:name="T117" style:family="text">
      <style:text-properties fo:color="#ff33ff" fo:font-style="italic" fo:font-weight="normal" officeooo:rsid="0020bb81" style:font-style-asian="italic" style:font-weight-asian="normal" style:font-style-complex="italic" style:font-weight-complex="normal"/>
    </style:style>
    <style:style style:name="T118" style:family="text">
      <style:text-properties fo:color="#ff33ff" fo:font-style="italic" fo:font-weight="normal" officeooo:rsid="00433701" style:font-style-asian="italic" style:font-weight-asian="normal" style:font-style-complex="italic" style:font-weight-complex="normal"/>
    </style:style>
    <style:style style:name="T119" style:family="text">
      <style:text-properties fo:color="#ff33ff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20" style:family="text">
      <style:text-properties fo:color="#ff33ff" fo:font-size="14pt" fo:font-style="italic" fo:font-weight="normal" officeooo:rsid="0020bb81" style:font-size-asian="12.25pt" style:font-style-asian="italic" style:font-weight-asian="normal" style:font-size-complex="14pt" style:font-style-complex="italic" style:font-weight-complex="normal"/>
    </style:style>
    <style:style style:name="T121" style:family="text">
      <style:text-properties fo:color="#ff33ff" fo:font-size="14pt" fo:font-style="italic" fo:font-weight="normal" officeooo:rsid="001f8be0" style:font-size-asian="12.25pt" style:font-style-asian="italic" style:font-weight-asian="normal" style:font-size-complex="14pt" style:font-style-complex="italic" style:font-weight-complex="normal"/>
    </style:style>
    <style:style style:name="T122" style:family="text">
      <style:text-properties fo:color="#ff33ff" fo:font-size="14pt" style:font-size-asian="12.25pt" style:font-size-complex="14pt"/>
    </style:style>
    <style:style style:name="T123" style:family="text">
      <style:text-properties fo:color="#ff33ff" fo:font-size="14pt" officeooo:rsid="001f8be0" style:font-size-asian="12.25pt" style:font-size-complex="14pt"/>
    </style:style>
    <style:style style:name="T124" style:family="text">
      <style:text-properties fo:color="#ff33ff" fo:font-size="12pt" style:text-underline-style="none" fo:font-weight="normal" officeooo:rsid="001fda87" style:font-size-asian="10.5pt" style:font-weight-asian="normal" style:font-size-complex="12pt" style:font-weight-complex="normal"/>
    </style:style>
    <style:style style:name="T125" style:family="text">
      <style:text-properties fo:color="#ff33ff" fo:font-weight="normal" officeooo:rsid="0020bb81" style:font-weight-asian="normal" style:font-weight-complex="normal"/>
    </style:style>
    <style:style style:name="T126" style:family="text">
      <style:text-properties officeooo:rsid="0020bb81"/>
    </style:style>
    <style:style style:name="T127" style:family="text">
      <style:text-properties officeooo:rsid="00433701"/>
    </style:style>
    <style:style style:name="T128" style:family="text">
      <style:text-properties officeooo:rsid="0044ca44"/>
    </style:style>
    <style:style style:name="T129" style:family="text">
      <style:text-properties officeooo:rsid="004512c7"/>
    </style:style>
    <style:style style:name="T130" style:family="text">
      <style:text-properties fo:color="#66ff66" fo:font-size="16pt" fo:font-style="italic" fo:font-weight="normal" officeooo:rsid="001bfda3" style:font-size-asian="14pt" style:font-style-asian="italic" style:font-weight-asian="normal" style:font-size-complex="16pt" style:font-style-complex="italic" style:font-weight-complex="normal"/>
    </style:style>
    <style:style style:name="T131" style:family="text">
      <style:text-properties fo:font-size="16pt" fo:font-style="italic" fo:font-weight="normal" officeooo:rsid="001bfda3" style:font-size-asian="14pt" style:font-style-asian="italic" style:font-weight-asian="normal" style:font-size-complex="16pt" style:font-style-complex="italic" style:font-weight-complex="normal"/>
    </style:style>
    <style:style style:name="T132" style:family="text">
      <style:text-properties officeooo:rsid="004edb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Def.py:<text:span text:style-name="T45">C</text:span><text:span text:style-name="T48">onstantes</text:span></text:p>
      <text:p text:style-name="P14"/>
      <text:p text:style-name="P2"><text:span text:style-name="T90">Kind </text:span><text:span text:style-name="T89">: </text:span></text:p>
      <text:p text:style-name="P8"><text:tab/>Décrit une entité ou une structure</text:p>
      <text:p text:style-name="P8"><text:tab/>exemple : <text:span text:style-name="T30">TREE = WOODS + NAT_STRUCT</text:span></text:p>
      <text:p text:style-name="P4"/>
      <text:p text:style-name="P2"><text:span text:style-name="T100"><text:tab/></text:span><text:span text:style-name="T32">T</text:span><text:span text:style-name="T30">riés par groupe, </text:span><text:span text:style-name="T31">colorés par forme :</text:span></text:p>
      <text:p text:style-name="P1"><text:tab/><text:span text:style-name="T36">RESSOURCE</text:span></text:p>
      <text:p text:style-name="P3"><text:tab/><text:span text:style-name="T40">NAT_ENTITY</text:span></text:p>
      <text:p text:style-name="P3"><text:tab/><text:span text:style-name="T35">NAT_STRUCT</text:span></text:p>
      <text:p text:style-name="P3"><text:tab/><text:span text:style-name="T39">CIV_ENTITY</text:span></text:p>
      <text:p text:style-name="P3"><text:tab/><text:span text:style-name="T37">CIV_STRUCT</text:span></text:p>
      <text:p text:style-name="P7"/>
      <text:list xml:id="list6675910227770877384" text:style-name="L1">
        <text:list-item>
          <text:p text:style-name="P66">CIVILIZATIONS</text:p>
        </text:list-item>
      </text:list>
      <text:list xml:id="list1378546365103120017" text:style-name="L2">
        <text:list-item>
          <text:p text:style-name="P77">TAG</text:p>
        </text:list-item>
        <text:list-item>
          <text:p text:style-name="P77">CIVIL</text:p>
        </text:list-item>
        <text:list-item>
          <text:p text:style-name="P80">TOWN_HALL</text:p>
        </text:list-item>
      </text:list>
      <text:list xml:id="list185540461547725" text:continue-list="list6675910227770877384" text:style-name="L1">
        <text:list-header>
          <text:p text:style-name="P71"/>
        </text:list-header>
        <text:list-item>
          <text:p text:style-name="P66">WAR_WALKERS</text:p>
        </text:list-item>
      </text:list>
      <text:list xml:id="list185538938735195" text:continue-list="list1378546365103120017" text:style-name="L2">
        <text:list-item>
          <text:p text:style-name="P77">SOLDIER</text:p>
        </text:list-item>
        <text:list-item>
          <text:p text:style-name="P77">BOWMAN</text:p>
        </text:list-item>
        <text:list-item>
          <text:p text:style-name="P77">HORSEMAN</text:p>
        </text:list-item>
        <text:list-item>
          <text:p text:style-name="P80">BARRACK</text:p>
        </text:list-item>
      </text:list>
      <text:list xml:id="list222429860005483470" text:style-name="L3">
        <text:list-header>
          <text:p text:style-name="P72"/>
        </text:list-header>
        <text:list-item>
          <text:p text:style-name="P67">WAR_MACHINES</text:p>
        </text:list-item>
      </text:list>
      <text:list xml:id="list185539639407337" text:continue-list="list185538938735195" text:style-name="L2">
        <text:list-item>
          <text:p text:style-name="P77">RAM</text:p>
        </text:list-item>
        <text:list-item>
          <text:p text:style-name="P78">CATTAPULTE</text:p>
        </text:list-item>
        <text:list-item>
          <text:p text:style-name="P81"><text:span text:style-name="T1">SIEGE_</text:span><text:bookmark text:name="result_box"/><text:span text:style-name="T38">WORKSHOP</text:span> </text:p>
        </text:list-item>
      </text:list>
      <text:list xml:id="list8544876992146652378" text:style-name="L4">
        <text:list-header>
          <text:p text:style-name="P73"/>
        </text:list-header>
        <text:list-item>
          <text:p text:style-name="P68">WAFFLES</text:p>
        </text:list-item>
      </text:list>
      <text:list xml:id="list185540370610703" text:continue-list="list185539639407337" text:style-name="L2">
        <text:list-item>
          <text:p text:style-name="P83">WAFFLE</text:p>
        </text:list-item>
        <text:list-item>
          <text:p text:style-name="P85">SHEEP</text:p>
        </text:list-item>
        <text:list-item>
          <text:p text:style-name="P87">SHOAL</text:p>
        </text:list-item>
        <text:list-item>
          <text:p text:style-name="P87">BUSH</text:p>
        </text:list-item>
        <text:list-item>
          <text:p text:style-name="P77">FARMER</text:p>
        </text:list-item>
        <text:list-item>
          <text:p text:style-name="P80">FARME</text:p>
        </text:list-item>
      </text:list>
      <text:list xml:id="list2074060609376984923" text:style-name="L5">
        <text:list-header>
          <text:p text:style-name="P74"/>
        </text:list-header>
        <text:list-item>
          <text:p text:style-name="P69">WOODS</text:p>
        </text:list-item>
      </text:list>
      <text:list xml:id="list185539143382132" text:continue-list="list185540370610703" text:style-name="L2">
        <text:list-item>
          <text:p text:style-name="P83">WOOD</text:p>
        </text:list-item>
        <text:list-item>
          <text:p text:style-name="P87">TREE</text:p>
        </text:list-item>
        <text:list-item>
          <text:p text:style-name="P77">LUMBERJACK</text:p>
        </text:list-item>
        <text:list-item>
          <text:p text:style-name="P80">CARPENTRY</text:p>
        </text:list-item>
      </text:list>
      <text:list xml:id="list8543292223022343935" text:style-name="L6">
        <text:list-header>
          <text:p text:style-name="P75"/>
        </text:list-header>
        <text:list-item>
          <text:p text:style-name="P70">ORES</text:p>
        </text:list-item>
      </text:list>
      <text:list xml:id="list185538871408555" text:continue-list="list185539143382132" text:style-name="L2">
        <text:list-item>
          <text:p text:style-name="P83">STONE</text:p>
        </text:list-item>
        <text:list-item>
          <text:p text:style-name="P83">IRON</text:p>
        </text:list-item>
        <text:list-item>
          <text:p text:style-name="P83">GOLD</text:p>
        </text:list-item>
        <text:list-item>
          <text:p text:style-name="P87">ORE_STONE</text:p>
        </text:list-item>
        <text:list-item>
          <text:p text:style-name="P87">ORE_IRON</text:p>
        </text:list-item>
        <text:list-item>
          <text:p text:style-name="P87">ORE_GOLD</text:p>
        </text:list-item>
        <text:list-item>
          <text:p text:style-name="P77">MINER</text:p>
        </text:list-item>
        <text:list-item>
          <text:p text:style-name="P80">FOUNDRY</text:p>
        </text:list-item>
      </text:list>
      <text:p text:style-name="P11"/>
      <text:p text:style-name="P12"><text:span text:style-name="T41">getGroup(</text:span><text:span text:style-name="T46">K</text:span><text:span text:style-name="T45">ind</text:span><text:span text:style-name="T41">) : </text:span><text:span text:style-name="T44">G</text:span><text:span text:style-name="T43">roup</text:span></text:p>
      <text:p text:style-name="P9"><text:tab/><text:span text:style-name="T100">exemple :</text:span><text:span text:style-name="T32"> getGroup(TREE) = WOODS</text:span></text:p>
      <text:p text:style-name="P5"/>
      <text:list xml:id="list4211560429792274587" text:style-name="L7">
        <text:list-item>
          <text:p text:style-name="P76">CIVILIZATIONS</text:p>
        </text:list-item>
        <text:list-item>
          <text:p text:style-name="P76">WAR_WALKERS</text:p>
        </text:list-item>
        <text:list-item>
          <text:p text:style-name="P76">WAR_MACHINES</text:p>
        </text:list-item>
        <text:list-item>
          <text:p text:style-name="P76">WAFFLES</text:p>
        </text:list-item>
        <text:list-item>
          <text:p text:style-name="P76">WOODS</text:p>
        </text:list-item>
        <text:list-item>
          <text:p text:style-name="P76">ORES</text:p>
        </text:list-item>
      </text:list>
      <text:p text:style-name="P11"/>
      <text:p text:style-name="P13"><text:span text:style-name="T41">getForm(</text:span><text:span text:style-name="T43">Kind</text:span><text:span text:style-name="T41">) : </text:span><text:span text:style-name="T43">Form</text:span></text:p>
      <text:p text:style-name="P10"><text:tab/><text:span text:style-name="T100">exemple :</text:span><text:span text:style-name="T32"> getForm(TREE) = NAT_STRUCT</text:span></text:p>
      <text:p text:style-name="P6"/>
      <text:list xml:id="list7588031808422131523" text:style-name="L8">
        <text:list-item>
          <text:p text:style-name="P84">RESSOURCE</text:p>
        </text:list-item>
        <text:list-item>
          <text:p text:style-name="P86">NAT_ENTITY</text:p>
        </text:list-item>
        <text:list-item>
          <text:p text:style-name="P88">NAT_STRUCT</text:p>
        </text:list-item>
        <text:list-item>
          <text:p text:style-name="P79">CIV_ENTITY</text:p>
        </text:list-item>
        <text:list-item>
          <text:p text:style-name="P82">CIV_STRUCT</text:p>
        </text:list-item>
      </text:list>
      <text:p text:style-name="P15"/>
      <text:p text:style-name="P21"><text:soft-page-break/>getMetas(<text:span text:style-name="T45">Kind</text:span>) : <text:span text:style-name="T45">? Liste</text:span></text:p>
      <text:p text:style-name="P16"><text:span text:style-name="T45"><text:tab/></text:span><text:span text:style-name="T101">Renvoie les caractéristiques associés a </text:span><text:span text:style-name="T45">Kind</text:span></text:p>
      <text:p text:style-name="P17"><text:span text:style-name="T45"><text:tab/></text:span><text:span text:style-name="T102">exemple : </text:span></text:p>
      <text:p text:style-name="P53"><text:tab/><text:tab/>meta = getMetas(TREE)</text:p>
      <text:p text:style-name="P17"><text:span text:style-name="T33"><text:tab/><text:tab/>meta[ATTACK] = 0 </text:span><text:span text:style-name="T34">#l'attaque de base de TREE</text:span></text:p>
      <text:p text:style-name="P17"><text:span text:style-name="T33"><text:tab/><text:tab/></text:span><text:span text:style-name="T34">meta[SIZE] = (1 ; 1) #dimension de base de TREE</text:span></text:p>
      <text:p text:style-name="P54"/>
      <text:p text:style-name="P16"><text:span text:style-name="T45"><text:tab/></text:span><text:span text:style-name="T102">Récupération des données </text:span><text:span text:style-name="T103">grâce</text:span><text:span text:style-name="T102"> aux </text:span><text:span text:style-name="T47">Meta_id </text:span><text:span text:style-name="T102">:</text:span></text:p>
      <text:list xml:id="list3530465566525033501" text:style-name="L9">
        <text:list-item>
          <text:p text:style-name="P89">SCOPE : <text:span text:style-name="T112">int</text:span></text:p>
        </text:list-item>
        <text:list-item>
          <text:p text:style-name="P89">ATTACK : <text:span text:style-name="T112">int</text:span></text:p>
        </text:list-item>
        <text:list-item>
          <text:p text:style-name="P89">LIFE : <text:span text:style-name="T112">int</text:span></text:p>
          <text:p text:style-name="P89"/>
        </text:list-item>
        <text:list-item>
          <text:p text:style-name="P89">SPEED : <text:span text:style-name="T112">float</text:span></text:p>
          <text:p text:style-name="P89"/>
        </text:list-item>
        <text:list-item>
          <text:p text:style-name="P89">SIZE : Coord(w ; h)</text:p>
        </text:list-item>
      </text:list>
      <text:p text:style-name="P18"/>
      <text:p text:style-name="P47">Team<text:span text:style-name="T111">s</text:span><text:span text:style-name="T105"> :</text:span></text:p>
      <text:list xml:id="list4423262108890563021" text:style-name="L10">
        <text:list-item>
          <text:p text:style-name="P90">WHILD</text:p>
        </text:list-item>
        <text:list-item>
          <text:p text:style-name="P90">TEAM_1</text:p>
        </text:list-item>
        <text:list-item>
          <text:p text:style-name="P90">TEAM_2</text:p>
        </text:list-item>
        <text:list-item>
          <text:p text:style-name="P90">TEAM_3</text:p>
        </text:list-item>
        <text:list-item>
          <text:p text:style-name="P91">TEAM_4</text:p>
        </text:list-item>
      </text:list>
      <text:p text:style-name="P34"/>
      <text:p text:style-name="P102">nullf() : <text:span text:style-name="T63">rien</text:span></text:p>
      <text:p text:style-name="P103"><text:span text:style-name="T72"><text:tab/>Fonction vide, </text:span><text:span text:style-name="T45">Event</text:span><text:span text:style-name="T72"> de base</text:span><text:span text:style-name="T45"> </text:span><text:span text:style-name="T72">pour </text:span><text:span text:style-name="T45">Entity</text:span><text:span text:style-name="T72"> et </text:span><text:span text:style-name="T45">Struct</text:span></text:p>
      <text:p text:style-name="P34"/>
      <text:p text:style-name="P34"/>
      <text:p text:style-name="P61"><text:span text:style-name="T41">Defs.py : </text:span><text:span text:style-name="T43">Coord</text:span></text:p>
      <text:p text:style-name="P22"/>
      <text:p text:style-name="P22">p(<text:span text:style-name="T45">x</text:span>, <text:span text:style-name="T45">y</text:span>) : <text:span text:style-name="T45">Coord</text:span></text:p>
      <text:p text:style-name="P22"><text:span text:style-name="T45"><text:tab/></text:span><text:span text:style-name="T7">Créer un point de coordonnées (x ; y)</text:span></text:p>
      <text:p text:style-name="P113"/>
      <text:p text:style-name="P104">cpy() : <text:span text:style-name="T45">Coord</text:span></text:p>
      <text:p text:style-name="P105"><text:span text:style-name="T72"><text:tab/></text:span><text:span text:style-name="T7">Crée une copie de </text:span><text:span text:style-name="T19">self</text:span><text:span text:style-name="T7"> </text:span><text:span text:style-name="T11">pour éviter les passages par références</text:span></text:p>
      <text:p text:style-name="P105"><text:span text:style-name="T11"><text:tab/>et l'utilisation automatique des pointeur</text:span></text:p>
      <text:p text:style-name="P114"/>
      <text:p text:style-name="P97"><text:span text:style-name="T41">getVector(</text:span><text:span text:style-name="T43">Coord</text:span> <text:span text:style-name="T43">head</text:span><text:span text:style-name="T41">) : </text:span><text:span text:style-name="T43">Coord</text:span></text:p>
      <text:p text:style-name="P97"><text:span text:style-name="T22"><text:tab/></text:span><text:span text:style-name="T26">Retourne </text:span><text:span text:style-name="T27">un</text:span><text:span text:style-name="T26"> vecteur orienter de </text:span><text:span text:style-name="T22">self</text:span><text:span text:style-name="T26"> vers </text:span><text:span text:style-name="T22">head</text:span></text:p>
      <text:p text:style-name="P97"><text:span text:style-name="T110"/></text:p>
      <text:p text:style-name="P97"><text:span text:style-name="T41">getUnitVector(</text:span><text:span text:style-name="T43">Coord</text:span> <text:span text:style-name="T43">head</text:span><text:span text:style-name="T41">, </text:span><text:span text:style-name="T43">float</text:span> <text:span text:style-name="T43">lenth</text:span> <text:span text:style-name="T43">= 1</text:span><text:span text:style-name="T41">) : </text:span><text:span text:style-name="T43">Coord</text:span></text:p>
      <text:p text:style-name="P97"><text:span text:style-name="T22"><text:tab/></text:span><text:span text:style-name="T26">Retourne un vecteur de longueur </text:span><text:span text:style-name="T22">lenth</text:span><text:span text:style-name="T26"> orienter de </text:span><text:span text:style-name="T22">self</text:span><text:span text:style-name="T26"> vers </text:span><text:span text:style-name="T22">head</text:span></text:p>
      <text:p text:style-name="P119"/>
      <text:p text:style-name="P98"><text:span text:style-name="T41">getDistanceStraight(</text:span><text:span text:style-name="T43">Coord goal</text:span><text:span text:style-name="T41">) : </text:span><text:span text:style-name="T43">float</text:span></text:p>
      <text:p text:style-name="P98"><text:span text:style-name="T43"><text:tab/></text:span><text:span text:style-name="T3">Calcule la distance en ligne droite entre </text:span><text:span text:style-name="T24">self</text:span><text:span text:style-name="T3"> et </text:span><text:span text:style-name="T24">goal</text:span></text:p>
      <text:p text:style-name="P119"/>
      <text:p text:style-name="P122"><text:span text:style-name="T41">getDistance</text:span><text:span text:style-name="T42">Path</text:span><text:span text:style-name="T41">(</text:span><text:span text:style-name="T43">Coord goal</text:span><text:span text:style-name="T41">) : </text:span><text:span text:style-name="T43">float</text:span></text:p>
      <text:p text:style-name="P122"><text:span text:style-name="T43"><text:tab/></text:span><text:span text:style-name="T3">Calcule la distance </text:span><text:span text:style-name="T4">a parcourir pour relier</text:span><text:span text:style-name="T3"> </text:span><text:span text:style-name="T24">self</text:span><text:span text:style-name="T3"> et </text:span><text:span text:style-name="T24">goal</text:span><text:span text:style-name="T3"> </text:span><text:span text:style-name="T6">(</text:span><text:span text:style-name="T5">pour une </text:span><text:span text:style-name="T25">Entity</text:span><text:span text:style-name="T6">)</text:span></text:p>
      <text:p text:style-name="P115"/>
      <text:p text:style-name="P127">Base.py : <text:span text:style-name="T45">Base</text:span></text:p>
      <text:p text:style-name="P50"/>
      <text:p text:style-name="P26"><text:span text:style-name="T49">Coord </text:span>pos</text:p>
      <text:p text:style-name="P26"><text:span text:style-name="T45">Team</text:span><text:span text:style-name="T72"> </text:span>team</text:p>
      <text:p text:style-name="P26"><text:span text:style-name="T45">Kind </text:span>kind</text:p>
      <text:p text:style-name="P26"><text:span text:style-name="T53">i</text:span><text:span text:style-name="T45">nt </text:span>level</text:p>
      <text:p text:style-name="P26"><text:span text:style-name="T45">Coord</text:span><text:span text:style-name="T72"> </text:span>scope<text:span text:style-name="T72"> </text:span><text:span text:style-name="T21">Meta_id</text:span><text:span text:style-name="T12">[SCOPE]</text:span></text:p>
      <text:p text:style-name="P106"><text:span text:style-name="T53">int</text:span><text:span text:style-name="T45"> </text:span>attack<text:span text:style-name="T72"> </text:span><text:span text:style-name="T21">Meta_id</text:span><text:span text:style-name="T12">[ATTACK]</text:span></text:p>
      <text:p text:style-name="P111"><text:span text:style-name="T72">int</text:span><text:span text:style-name="T101"> </text:span><text:span text:style-name="T105">life</text:span><text:span text:style-name="T104"> </text:span><text:span text:style-name="T29">= 1</text:span></text:p>
      <text:p text:style-name="P106"><text:span text:style-name="T69">int</text:span><text:span text:style-name="T70"> </text:span><text:span text:style-name="T115">lifeMax</text:span><text:span text:style-name="T15"> </text:span><text:span text:style-name="T21">Meta_id</text:span><text:span text:style-name="T12">[</text:span><text:span text:style-name="T13">LIFE</text:span><text:span text:style-name="T12">]</text:span></text:p>
      <text:p text:style-name="P123">display</text:p>
      <text:p text:style-name="P52"><text:span text:style-name="T72">Civilization </text:span><text:span text:style-name="T105">civz</text:span></text:p>
      <text:p text:style-name="P51"><text:span text:style-name="T72">int</text:span><text:span text:style-name="T101"> </text:span><text:span text:style-name="T105">civzID</text:span></text:p>
      <text:p text:style-name="P37"/>
      <text:p text:style-name="P26"><text:span text:style-name="T45">Kind </text:span>inventoryKind</text:p>
      <text:p text:style-name="P26"><text:span text:style-name="T53">i</text:span><text:span text:style-name="T45">nt </text:span>inventoryQuantity</text:p>
      <text:p text:style-name="P37"/>
      <text:p text:style-name="P107"><text:span text:style-name="T45">Base </text:span>attacker</text:p>
      <text:p text:style-name="P107"><text:span text:style-name="T55">b</text:span><text:span text:style-name="T45">ool </text:span>isAttacker</text:p>
      <text:p text:style-name="P107"><text:span text:style-name="T55">b</text:span><text:span text:style-name="T45">ool </text:span>isA<text:span text:style-name="T128">live</text:span></text:p>
      <text:p text:style-name="P37"/>
      <text:p text:style-name="P26"><text:span text:style-name="T51">Event</text:span><text:span text:style-name="T72"> onAttacker</text:span><text:span text:style-name="T73">(</text:span><text:span text:style-name="T60">self</text:span><text:span text:style-name="T82">, </text:span><text:span text:style-name="T53">Base attacker</text:span><text:span text:style-name="T73">)</text:span></text:p>
      <text:p text:style-name="P20"><text:span text:style-name="T73"><text:tab/></text:span><text:span text:style-name="T78">Fonction appelée lorsque </text:span><text:span text:style-name="T59">self</text:span><text:span text:style-name="T78"> est attaqué</text:span></text:p>
      <text:p text:style-name="P27"><text:span text:style-name="T51">Event</text:span><text:span text:style-name="T74"> onReachTag(</text:span><text:span text:style-name="T60">self</text:span><text:span text:style-name="T82">, </text:span><text:span text:style-name="T54">Coord tag</text:span><text:span text:style-name="T74">)</text:span></text:p>
      <text:p text:style-name="P112"><text:tab/>Fonction appelée lorsque l'entitée arrive a une position</text:p>
      <text:p text:style-name="P124"><text:span text:style-name="T51">Event</text:span><text:span text:style-name="T74"> </text:span><text:span text:style-name="T80">onSpawning</text:span><text:span text:style-name="T74">(</text:span><text:span text:style-name="T60">self</text:span><text:span text:style-name="T74">)</text:span></text:p>
      <text:p text:style-name="P125"><text:span text:style-name="T74"><text:tab/>Fonction appelée lorsque </text:span><text:span text:style-name="T54">self</text:span><text:span text:style-name="T74"> arrive </text:span><text:span text:style-name="T83">sur le terrain</text:span><text:span text:style-name="T74"> </text:span><text:span text:style-name="T79">(fin de la formation, </text:span><text:span text:style-name="T61">life</text:span><text:span text:style-name="T83"> = </text:span><text:span text:style-name="T61">lifeMax</text:span><text:span text:style-name="T79">)</text:span></text:p>
      <text:p text:style-name="P124"><text:span text:style-name="T51">Event</text:span><text:span text:style-name="T74"> </text:span><text:span text:style-name="T80">on</text:span><text:span text:style-name="T83">Death</text:span><text:span text:style-name="T74">(</text:span><text:span text:style-name="T60">self</text:span><text:span text:style-name="T116">, </text:span><text:span text:style-name="T62">Base killer</text:span><text:span text:style-name="T74">)</text:span></text:p>
      <text:p text:style-name="P125"><text:span text:style-name="T74"><text:tab/>Fonct</text:span><text:span text:style-name="T83">i</text:span><text:span text:style-name="T74">on appelée lorsque </text:span><text:span text:style-name="T54">self</text:span><text:span text:style-name="T74"> </text:span><text:span text:style-name="T83">meut</text:span><text:span text:style-name="T74"> </text:span><text:span text:style-name="T79">(</text:span><text:span text:style-name="T83">attention : </text:span><text:span text:style-name="T61">self</text:span><text:span text:style-name="T83"> est déjà mort lors de l'appel</text:span><text:span text:style-name="T79">)</text:span></text:p>
      <text:p text:style-name="P40"/>
      <text:p text:style-name="P29">setCallback(<text:span text:style-name="T118">Liste Event</text:span>) : <text:span text:style-name="T45">rien</text:span></text:p>
      <text:p text:style-name="P108"><text:span text:style-name="T54"><text:tab/></text:span><text:span text:style-name="T16">Les fonctions passées en paramètres </text:span><text:span text:style-name="T18">seront</text:span><text:span text:style-name="T16"> appelées su</text:span><text:span text:style-name="T17">r</text:span><text:span text:style-name="T16"> </text:span><text:span text:style-name="T18">événements</text:span></text:p>
      <text:p text:style-name="P116"><text:span text:style-name="T81"><text:tab/></text:span><text:span text:style-name="T84">Si aucune fonction n'est précisé pour un </text:span><text:span text:style-name="T62">Event</text:span><text:span text:style-name="T84">, </text:span><text:span text:style-name="T127">nullf</text:span><text:span text:style-name="T84"> sera appel</text:span><text:span text:style-name="T87">ée</text:span><text:span text:style-name="T84"> a la place</text:span></text:p>
      <text:p text:style-name="P50"/>
      <text:p text:style-name="P50"/>
      <text:p text:style-name="P58">Base.py : <text:span text:style-name="T45">Entity</text:span></text:p>
      <text:p text:style-name="P35"/>
      <text:p text:style-name="P100">e(<text:span text:style-name="T64">Coord position</text:span><text:span text:style-name="T128">, </text:span><text:span text:style-name="T64">Civilization civz</text:span><text:span text:style-name="T128">, </text:span><text:span text:style-name="T64">int ID</text:span><text:span text:style-name="T128">, </text:span><text:span text:style-name="T64">Kind kindOf</text:span>) : <text:span text:style-name="T45">Entity</text:span></text:p>
      <text:p text:style-name="P23"><text:span text:style-name="T19"><text:tab/></text:span><text:span text:style-name="T7">Créer une entitée</text:span></text:p>
      <text:p text:style-name="P38"/>
      <text:p text:style-name="P28"><text:span text:style-name="T45">float </text:span>speed</text:p>
      <text:p text:style-name="P49">Base<text:span text:style-name="T105"> [] </text:span><text:span text:style-name="T106">goal</text:span></text:p>
      <text:p text:style-name="P64"><text:span text:style-name="T126">Action</text:span><text:span text:style-name="T105"> [] </text:span><text:span text:style-name="T106">goalFor</text:span></text:p>
      <text:p text:style-name="P48">bool <text:span text:style-name="T106">isGoal</text:span></text:p>
      <text:p text:style-name="P39"/>
      <text:p text:style-name="P56"><text:span text:style-name="T96">a</text:span><text:span text:style-name="T95">ddGoal(</text:span><text:span text:style-name="T91">Base goal</text:span><text:span text:style-name="T95">, </text:span><text:span text:style-name="T120">Action</text:span><text:span text:style-name="T119"> whatFor</text:span><text:span text:style-name="T95">) :</text:span><text:span text:style-name="T122"> </text:span><text:span text:style-name="T119">bool</text:span></text:p>
      <text:p text:style-name="P55"><text:span text:style-name="T94"><text:tab/></text:span><text:span text:style-name="T8">Ajoute </text:span><text:span text:style-name="T23">goal</text:span><text:span text:style-name="T28"> dans la liste des destinations, </text:span><text:span text:style-name="T124">pour y effectuer l’action whatFor</text:span></text:p>
      <text:p text:style-name="P39"/>
      <text:p text:style-name="P57"><text:span text:style-name="T96">i</text:span><text:span text:style-name="T95">nterract(</text:span><text:span text:style-name="T92">Base goal</text:span><text:span text:style-name="T97">, </text:span><text:span text:style-name="T119">Action</text:span><text:span text:style-name="T121"> whatFor</text:span><text:span text:style-name="T97">) :</text:span><text:span text:style-name="T123"> </text:span><text:span text:style-name="T121">bool</text:span></text:p>
      <text:p text:style-name="P19"><text:span text:style-name="T75"><text:tab/></text:span><text:span text:style-name="T76">Applique l'</text:span><text:span text:style-name="T125">action </text:span><text:span text:style-name="T117">whatFor</text:span><text:span text:style-name="T76"> à </text:span><text:span text:style-name="T56">goal</text:span><text:span text:style-name="T76"> si il est a porté de </text:span><text:span text:style-name="T56">self.range</text:span></text:p>
      <text:p text:style-name="P95"/>
      <text:p text:style-name="P120"><text:span text:style-name="T96">r</text:span><text:span text:style-name="T95">un() : </text:span><text:span text:style-name="T91">bool</text:span></text:p>
      <text:p text:style-name="P117"><text:span text:style-name="T45"><text:tab/></text:span><text:span text:style-name="T72">Fonction principale d'</text:span><text:span text:style-name="T45">Entity</text:span><text:span text:style-name="T72">, renvoie </text:span><text:span text:style-name="T45">is</text:span><text:span text:style-name="T64">Alive</text:span></text:p>
      <text:p text:style-name="P117"><text:soft-page-break/><text:span text:style-name="T77"><text:tab/>cette fonction n'agit qu'une fois par tour</text:span></text:p>
      <text:p text:style-name="P117"><text:span text:style-name="T107"/></text:p>
      <text:p text:style-name="P120"><text:span text:style-name="T98">die</text:span><text:span text:style-name="T95">() : </text:span><text:span text:style-name="T93">rien</text:span></text:p>
      <text:p text:style-name="P117"><text:span text:style-name="T45"><text:tab/></text:span><text:span text:style-name="T72">Fonction </text:span><text:span text:style-name="T85">automatique appelée une </text:span><text:span text:style-name="T86">seule</text:span><text:span text:style-name="T85"> fois par </text:span><text:span text:style-name="T128">run </text:span><text:span text:style-name="T85">: lorsqu'elle va revoyer </text:span><text:span text:style-name="T64">false</text:span></text:p>
      <text:p text:style-name="P39"/>
      <text:p text:style-name="P39"/>
      <text:p text:style-name="P59">Base.py : <text:span text:style-name="T52">Struct</text:span></text:p>
      <text:p text:style-name="P99"/>
      <text:p text:style-name="P99">size = meta[SIZE]</text:p>
      <text:p text:style-name="P99">isUnderConstruction = True</text:p>
      <text:p text:style-name="P99">isSpawningEntity = False</text:p>
      <text:p text:style-name="P99">spawningEntity = 0</text:p>
      <text:p text:style-name="P126"><text:span text:style-name="T132">s</text:span>blu</text:p>
      <text:p text:style-name="P99"/>
      <text:p text:style-name="P101"><text:span text:style-name="T129">s</text:span>(<text:span text:style-name="T64">Coord position</text:span><text:span text:style-name="T128">, </text:span><text:span text:style-name="T64">Civilization civz</text:span><text:span text:style-name="T128">, </text:span><text:span text:style-name="T64">int ID</text:span><text:span text:style-name="T128">, </text:span><text:span text:style-name="T64">Kind kindOf</text:span>) : <text:span text:style-name="T65">Struct</text:span></text:p>
      <text:p text:style-name="P101"><text:span text:style-name="T19"><text:tab/></text:span><text:span text:style-name="T7">Créer une </text:span><text:span text:style-name="T14">structure</text:span></text:p>
      <text:p text:style-name="P96"/>
      <text:p text:style-name="P121"><text:span text:style-name="T99">use</text:span><text:span text:style-name="T95">() : </text:span><text:span text:style-name="T91">bool</text:span></text:p>
      <text:p text:style-name="P118"><text:span text:style-name="T45"><text:tab/></text:span></text:p>
      <text:p text:style-name="P118"><text:span text:style-name="T77"><text:tab/>cette fonction n'agit qu'une fois par tour</text:span></text:p>
      <text:p text:style-name="P118"><text:span text:style-name="T107"/></text:p>
      <text:p text:style-name="P121"><text:span text:style-name="T96">r</text:span><text:span text:style-name="T95">un() : </text:span><text:span text:style-name="T91">bool</text:span></text:p>
      <text:p text:style-name="P118"><text:span text:style-name="T45"><text:tab/></text:span><text:span text:style-name="T72">Fonction principale </text:span><text:span text:style-name="T88">de </text:span><text:span text:style-name="T52">Struct</text:span><text:span text:style-name="T72">, renvoie </text:span><text:span text:style-name="T45">is</text:span><text:span text:style-name="T64">Alive</text:span></text:p>
      <text:p text:style-name="P118"><text:span text:style-name="T77"><text:tab/>cette fonction n'agit qu'une fois par tour</text:span></text:p>
      <text:p text:style-name="P65">Inter.py : <text:span text:style-name="T58">M</text:span><text:span text:style-name="T66">ain_loop</text:span></text:p>
      <text:p text:style-name="P41"/>
      <text:p text:style-name="P30">register(<text:span text:style-name="T45">Civilization civz</text:span>) : <text:span text:style-name="T45">rien</text:span></text:p>
      <text:p text:style-name="P30"><text:span text:style-name="T45"><text:tab/></text:span><text:span text:style-name="T9">Ajoute la civilisation </text:span><text:span text:style-name="T20">civz</text:span><text:span text:style-name="T9"> a la partie</text:span></text:p>
      <text:p text:style-name="P42"/>
      <text:p text:style-name="P31">getTurn() : <text:span text:style-name="T45">int</text:span></text:p>
      <text:p text:style-name="P31"><text:span text:style-name="T72"><text:tab/></text:span><text:span text:style-name="T7">Renvoi le numéro du tour actuel (premier tour : 1)</text:span></text:p>
      <text:p text:style-name="P43"/>
      <text:p text:style-name="P32">main(<text:span text:style-name="T45">Event stopCondition</text:span>) : <text:span text:style-name="T45">rien</text:span></text:p>
      <text:p text:style-name="P32"><text:span text:style-name="T72"><text:tab/></text:span><text:span text:style-name="T7">Boucle principale : active la fonction </text:span><text:span text:style-name="T2">run</text:span><text:span text:style-name="T7"> de chaque civz inscrite (dans l'ordre d'insciption)</text:span></text:p>
      <text:p text:style-name="P41"/>
      <text:p text:style-name="P60">Inter.py :<text:span text:style-name="T72"> </text:span><text:span text:style-name="T45">Civilization</text:span></text:p>
      <text:p text:style-name="P36"/>
      <text:p text:style-name="P25"><text:span text:style-name="T113">c</text:span>(<text:span text:style-name="T50">Team</text:span><text:span text:style-name="T45"> team</text:span>, <text:span text:style-name="T57">Event runFonction</text:span><text:span text:style-name="T114">) : </text:span><text:span text:style-name="T68">Civilization</text:span></text:p>
      <text:p text:style-name="P24"><text:span text:style-name="T19"><text:tab/></text:span><text:span text:style-name="T7">Créer une </text:span><text:span text:style-name="T10">civz</text:span></text:p>
      <text:p text:style-name="P44"/>
      <text:p text:style-name="P32"><text:span text:style-name="T45">Team</text:span><text:span text:style-name="T72"> team</text:span></text:p>
      <text:p text:style-name="P32"><text:span text:style-name="T45">Event</text:span><text:span text:style-name="T72"> run</text:span></text:p>
      <text:p text:style-name="P44"/>
      <text:p text:style-name="P32"><text:span text:style-name="T45">int</text:span><text:span text:style-name="T72"> waffle</text:span></text:p>
      <text:p text:style-name="P32"><text:span text:style-name="T45">int</text:span><text:span text:style-name="T72"> wood</text:span></text:p>
      <text:p text:style-name="P32"><text:span text:style-name="T45">int</text:span><text:span text:style-name="T72"> stone</text:span></text:p>
      <text:p text:style-name="P32"><text:span text:style-name="T45">int</text:span><text:span text:style-name="T72"> iron</text:span></text:p>
      <text:p text:style-name="P32"><text:span text:style-name="T45">int</text:span><text:span text:style-name="T72"> gold</text:span></text:p>
      <text:p text:style-name="P44"/>
      <text:p text:style-name="P32"><text:span text:style-name="T45">Entity</text:span><text:span text:style-name="T72"> [] entities</text:span></text:p>
      <text:p text:style-name="P32"><text:span text:style-name="T45">Struct</text:span><text:span text:style-name="T72"> [] structs</text:span></text:p>
      <text:p text:style-name="P44"/>
      <text:p text:style-name="P62">upgEntity</text:p>
      <text:p text:style-name="P62">upgStruct</text:p>
      <text:p text:style-name="P62">newEntity</text:p>
      <text:p text:style-name="P62">newStruct</text:p>
      <text:p text:style-name="P45"/>
      <text:p text:style-name="P46"><text:span text:style-name="T41">getTownHall() : </text:span><text:span text:style-name="T43">Struct</text:span></text:p>
      <text:p text:style-name="P109"/>
      <text:p text:style-name="P46"><text:span text:style-name="T41">getRandomEntity() : </text:span><text:span text:style-name="T43">Entity</text:span></text:p>
      <text:p text:style-name="P63"><text:span text:style-name="T41">getNearestEntity(</text:span><text:span text:style-name="T43">Coord position</text:span><text:span text:style-name="T41">) : </text:span><text:span text:style-name="T43">Entity</text:span></text:p>
      <text:p text:style-name="P109"/>
      <text:p text:style-name="P46"><text:span text:style-name="T41">getRandomStruct() : </text:span><text:span text:style-name="T43">Struct</text:span></text:p>
      <text:p text:style-name="P63"><text:span text:style-name="T41">getNearestEntity</text:span><text:span text:style-name="T71">(</text:span><text:span text:style-name="T43">Coord position</text:span><text:span text:style-name="T71">) : </text:span><text:span text:style-name="T43">Entity</text:span></text:p>
      <text:p text:style-name="P45"/>
      <text:p text:style-name="P33">run(<text:span text:style-name="T45">int turn</text:span>) : <text:span text:style-name="T45">rien</text:span></text:p>
      <text:p text:style-name="P33"><text:span text:style-name="T45"><text:tab/></text:span><text:span text:style-name="T7">Fonction appeler à chaque tours et pour chaques civz par la boucle de la fonction </text:span><text:span text:style-name="T2">ma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1c1c1c" draw:fill-image-width="0cm" draw:fill-image-height="0cm"/>
      <style:paragraph-properties fo:background-color="#1c1c1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1c1c1c" style:writing-mode="lr-tb" draw:fill="solid" draw:fill-color="#1c1c1c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54:52.165000000</meta:creation-date>
    <dc:date>2016-02-27T18:55:38.293000000</dc:date>
    <meta:editing-duration>PT8H15M42S</meta:editing-duration>
    <meta:editing-cycles>64</meta:editing-cycles>
    <meta:generator>LibreOffice/5.0.4.2$Windows_x86 LibreOffice_project/2b9802c1994aa0b7dc6079e128979269cf95bc78</meta:generator>
    <meta:document-statistic meta:table-count="0" meta:image-count="0" meta:object-count="0" meta:page-count="5" meta:paragraph-count="188" meta:word-count="712" meta:character-count="4198" meta:non-whitespace-character-count="3676"/>
  </office:meta>
</office:document-meta>
</file>